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2" office:value-type="string" calcext:value-type="string">
            <text:p>N° S.R</text:p>
          </table:table-cell>
          <table:table-cell table:style-name="ce2" office:value-type="string" calcext:value-type="string">
            <text:p>Sources de risque</text:p>
          </table:table-cell>
          <table:table-cell table:style-name="ce2" office:value-type="string" calcext:value-type="string">
            <text:p>Objectifs vis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urrent</text:p>
          </table:table-cell>
          <table:table-cell office:value-type="string" calcext:value-type="string">
            <text:p>Bloquer le s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current</text:p>
          </table:table-cell>
          <table:table-cell office:value-type="string" calcext:value-type="string">
            <text:p>Mauvaise image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engeur</text:p>
          </table:table-cell>
          <table:table-cell office:value-type="string" calcext:value-type="string">
            <text:p>Arnaque, fraude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acker</text:p>
          </table:table-cell>
          <table:table-cell office:value-type="string" calcext:value-type="string">
            <text:p>Argent</text:p>
          </table:table-cell>
        </table:table-row>
      </table:table>
      <table:named-expressions/>
      <table:database-ranges>
        <table:database-range table:name="__Anonymous_Sheet_DB__0" table:target-range-address="Feuille1.A1:Feuille1.C5" table:display-filter-buttons="true"/>
      </table:database-ranges>
      <table:data-pilot-tables>
        <table:data-pilot-table table:name="DataPilot1" table:application-data="" table:target-range-address="Feuille1.A1:Feuille1.A1" table:buttons="" table:show-filter-button="false" table:drill-down-on-double-click="false">
          <table:source-cell-range table:cell-range-address="Feuille1.A1:Feuille1.C5"/>
          <table:data-pilot-field table:source-field-name="N° S.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s de risque" table:orientation="column" table:used-hierarchy="0" table:function="auto">
            <table:data-pilot-level table:show-empty="false" calcext:repeat-item-labels="false">
              <table:data-pilot-members>
                <table:data-pilot-member table:name="Concurrent" table:display="true" table:show-details="true"/>
                <table:data-pilot-member table:name="Hacker" table:display="true" table:show-details="true"/>
                <table:data-pilot-member table:name="Vengeu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ifs visés" table:orientation="column" table:used-hierarchy="0" table:function="auto">
            <table:data-pilot-level table:show-empty="false" calcext:repeat-item-labels="false">
              <table:data-pilot-members>
                <table:data-pilot-member table:name="Argent" table:display="true" table:show-details="true"/>
                <table:data-pilot-member table:name="Arnaque, fraude" table:display="true" table:show-details="true"/>
                <table:data-pilot-member table:name="Bloquer le site" table:display="true" table:show-details="true"/>
                <table:data-pilot-member table:name="Mauvaise im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3:30:46.299470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3:22:03.248129001</meta:creation-date>
    <dc:date>2025-04-09T13:41:00.891998314</dc:date>
    <meta:editing-duration>PT16M38S</meta:editing-duration>
    <meta:editing-cycles>2</meta:editing-cycles>
    <meta:generator>LibreOffice/24.2.7.2$Linux_X86_64 LibreOffice_project/420$Build-2</meta:generator>
    <meta:document-statistic meta:table-count="1" meta:cell-count="15" meta:object-count="0"/>
  </office:meta>
</office:document-meta>
</file>